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74.3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175.5mm" svg:y="17.99mm">
            <loext:p draw:notify-on-update-of-ranges="Sheet1.A2:Sheet1.A2 Sheet1.A2:Sheet1.A51 Sheet1.B1:Sheet1.B1 Sheet1.B2:Sheet1.B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5.87mm" svg:y="239.26mm">
            <loext:p draw:notify-on-update-of-ranges="Sheet1.B55:Sheet1.B63 Sheet1.A55:Sheet1.A55 Sheet1.C55:Sheet1.C6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7.22mm" svg:y="338.08mm">
            <loext:p draw:notify-on-update-of-ranges="Sheet1.B64:Sheet1.B66 Sheet1.A64:Sheet1.A64 Sheet1.C64:Sheet1.C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97.5mm" svg:y="433.69mm">
            <loext:p draw:notify-on-update-of-ranges="Sheet1.B67:Sheet1.B78 Sheet1.A67:Sheet1.A67 Sheet1.C67:Sheet1.C7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umer próby</text:p>
          </table:table-cell>
          <table:table-cell table:style-name="ce1" office:value-type="string" calcext:value-type="string">
            <text:p>Ilość iteracji/epok</text:p>
          </table:table-cell>
          <table:table-cell/>
          <table:table-cell table:style-name="ce1" office:value-type="string" calcext:value-type="string">
            <text:p>Średnia ilość iteracji ( po 50 próbach )</text:p>
          </table:table-cell>
          <table:table-cell table:style-name="ce4"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Średni czas uczenia [ nanoseconds ]</text:p>
          </table:table-cell>
          <table:table-cell table:style-name="ce5" office:value-type="float" office:value="115493481" calcext:value-type="float">
            <text:p>115493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umer próby ( wybrane przykładowe 3 )</text:p>
          </table:table-cell>
          <table:table-cell table:style-name="ce1" office:value-type="string" calcext:value-type="string">
            <text:p>Epoka/Iteracja</text:p>
          </table:table-cell>
          <table:table-cell table:style-name="ce1" office:value-type="string" calcext:value-type="string">
            <text:p>MSE</text:p>
          </table:table-cell>
          <table:table-cell table:number-columns-repeated="2"/>
        </table:table-row>
        <table:table-row table:style-name="ro1">
          <table:table-cell table:style-name="ce3" office:value-type="float" office:value="5" calcext:value-type="float" table:number-columns-spanned="1" table:number-rows-spanned="9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float" office:value="2" calcext:value-type="float">
            <text:p>2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float" office:value="3" calcext:value-type="float">
            <text:p>3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float" office:value="4" calcext:value-type="float">
            <text:p>4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float" office:value="5" calcext:value-type="float">
            <text:p>5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float" office:value="6" calcext:value-type="float">
            <text:p>6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float" office:value="7" calcext:value-type="float">
            <text:p>7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float" office:value="8" calcext:value-type="float">
            <text:p>8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17" calcext:value-type="float" table:number-columns-spanned="1" table:number-rows-spanned="3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29" calcext:value-type="float" table:number-columns-spanned="1" table:number-rows-spanned="12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.00.0000</text:date>, <text:time style:data-style-name="N2" text:time-value="13:53:50.4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0M11S</meta:editing-duration>
    <meta:editing-cycles>28</meta:editing-cycles>
    <meta:generator>LibreOffice/5.1.3.2$Windows_X86_64 LibreOffice_project/644e4637d1d8544fd9f56425bd6cec110e49301b</meta:generator>
    <dc:date>2016-11-06T21:50:23.059000000</dc:date>
    <meta:document-statistic meta:table-count="3" meta:cell-count="160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.5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33cm" svg:y="0.315cm" chart:style-name="ch2">
          <text:p>Ilość iteracji ( czas nauki ) dla 50 prób</text:p>
        </chart:title>
        <chart:plot-area chart:style-name="ch3" table:cell-range-address="Sheet1.A2:Sheet1.B51 Sheet1.B1:Sheet1.B1" chart:data-source-has-labels="both" svg:x="1.416cm" svg:y="1.348cm" svg:width="14.264cm" svg:height="6.4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37cm" svg:y="1.426cm" svg:width="13.643cm" svg:height="5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343cm" svg:y="7.935cm" chart:style-name="ch5">
              <text:p>Numer próby</text:p>
            </chart:title>
            <chart:categories table:cell-range-address="Sheet1.A2:Sheet1.A51"/>
          </chart:axis>
          <chart:axis chart:dimension="y" chart:name="primary-y" chart:style-name="ch6">
            <chart:title svg:x="0.451cm" svg:y="6.166cm" chart:style-name="ch7">
              <text:p>Ilość epok/iteracji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heet1.B2:Sheet1.B51" chart:label-cell-address="Sheet1.B1:Sheet1.B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iteracji/epok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20">
                <text:p>20</text:p>
                <draw:g>
                  <svg:desc>Sheet1.B2:Sheet1.B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49cm" svg:y="0.316cm" chart:style-name="ch2">
          <text:p>Próba 5</text:p>
        </chart:title>
        <chart:plot-area chart:style-name="ch3" table:cell-range-address="Sheet1.B55:Sheet1.C63 Sheet1.A55:Sheet1.A55" chart:data-source-has-labels="both" svg:x="1.331cm" svg:y="1.275cm" svg:width="14.349cm" svg:height="6.564cm">
          <chartooo:coordinate-region svg:x="2.243cm" svg:y="1.474cm" svg:width="13.344cm" svg:height="5.718cm"/>
          <chart:axis chart:dimension="x" chart:name="primary-x" chart:style-name="ch4" chartooo:axis-type="auto">
            <chartooo:date-scale/>
            <chart:title svg:x="7.508cm" svg:y="8.019cm" chart:style-name="ch5">
              <text:p>Numer epoki</text:p>
            </chart:title>
            <chart:categories table:cell-range-address="Sheet1.B55:Sheet1.B63"/>
          </chart:axis>
          <chart:axis chart:dimension="y" chart:name="primary-y" chart:style-name="ch4">
            <chart:title svg:x="0.451cm" svg:y="4.945cm" chart:style-name="ch6">
              <text:p>MSE</text:p>
            </chart:title>
          </chart:axis>
          <chart:series chart:style-name="ch7" chart:values-cell-range-address="Sheet1.C55:Sheet1.C63" chart:label-cell-address="Sheet1.A55:Sheet1.A55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Sheet1.A55:Sheet1.A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55:Sheet1.B63</svg:desc>
                </draw:g>
              </table:table-cell>
              <table:table-cell office:value-type="float" office:value="0.3">
                <text:p>0.3</text:p>
                <draw:g>
                  <svg:desc>Sheet1.C55:Sheet1.C6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3cm" svg:y="0.316cm" chart:style-name="ch2">
          <text:p>Próba 17</text:p>
        </chart:title>
        <chart:plot-area chart:style-name="ch3" table:cell-range-address="Sheet1.B64:Sheet1.C66 Sheet1.A64:Sheet1.A64" chart:data-source-has-labels="both" svg:x="1.331cm" svg:y="1.275cm" svg:width="14.349cm" svg:height="6.564cm">
          <chartooo:coordinate-region svg:x="2.243cm" svg:y="1.474cm" svg:width="13.343cm" svg:height="5.718cm"/>
          <chart:axis chart:dimension="x" chart:name="primary-x" chart:style-name="ch4" chartooo:axis-type="auto">
            <chartooo:date-scale/>
            <chart:title svg:x="7.508cm" svg:y="8.019cm" chart:style-name="ch5">
              <text:p>Numer epoki</text:p>
            </chart:title>
            <chart:categories table:cell-range-address="Sheet1.B64:Sheet1.B66"/>
          </chart:axis>
          <chart:axis chart:dimension="y" chart:name="primary-y" chart:style-name="ch4">
            <chart:title svg:x="0.451cm" svg:y="4.945cm" chart:style-name="ch6">
              <text:p>MSE</text:p>
            </chart:title>
          </chart:axis>
          <chart:series chart:style-name="ch7" chart:values-cell-range-address="Sheet1.C64:Sheet1.C66" chart:label-cell-address="Sheet1.A64:Sheet1.A64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</text:p>
                <draw:g>
                  <svg:desc>Sheet1.A64:Sheet1.A6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64:Sheet1.B66</svg:desc>
                </draw:g>
              </table:table-cell>
              <table:table-cell office:value-type="float" office:value="0.3">
                <text:p>0.3</text:p>
                <draw:g>
                  <svg:desc>Sheet1.C64:Sheet1.C6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3cm" svg:y="0.316cm" chart:style-name="ch2">
          <text:p>Próba 29</text:p>
        </chart:title>
        <chart:plot-area chart:style-name="ch3" table:cell-range-address="Sheet1.B67:Sheet1.C78 Sheet1.A67:Sheet1.A67" chart:data-source-has-labels="both" svg:x="1.331cm" svg:y="1.275cm" svg:width="14.349cm" svg:height="6.564cm">
          <chartooo:coordinate-region svg:x="2.243cm" svg:y="1.474cm" svg:width="13.25cm" svg:height="5.718cm"/>
          <chart:axis chart:dimension="x" chart:name="primary-x" chart:style-name="ch4" chartooo:axis-type="auto">
            <chartooo:date-scale/>
            <chart:title svg:x="7.508cm" svg:y="8.019cm" chart:style-name="ch5">
              <text:p>Numer epoki</text:p>
            </chart:title>
            <chart:categories table:cell-range-address="Sheet1.B67:Sheet1.B78"/>
          </chart:axis>
          <chart:axis chart:dimension="y" chart:name="primary-y" chart:style-name="ch4">
            <chart:title svg:x="0.451cm" svg:y="4.945cm" chart:style-name="ch6">
              <text:p>MSE</text:p>
            </chart:title>
          </chart:axis>
          <chart:series chart:style-name="ch7" chart:values-cell-range-address="Sheet1.C67:Sheet1.C78" chart:label-cell-address="Sheet1.A67:Sheet1.A67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9</text:p>
                <draw:g>
                  <svg:desc>Sheet1.A67:Sheet1.A6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67:Sheet1.B78</svg:desc>
                </draw:g>
              </table:table-cell>
              <table:table-cell office:value-type="float" office:value="0.3">
                <text:p>0.3</text:p>
                <draw:g>
                  <svg:desc>Sheet1.C67:Sheet1.C7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